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 style:list-style-name="L1"/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style="italic" style:font-style-asian="italic" style:font-style-complex="italic"/>
    </style:style>
    <style:style style:name="T7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51cm" svg:height="0.79cm" draw:z-index="0"><draw:image xlink:href="../../odt/images/1011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График <text:span text:style-name="T1">Y </text:span>от <text:span text:style-name="T1">X</text:span>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1">C-</text:span>код <text:span text:style-name="T1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2cm" svg:height="1.61cm" draw:z-index="0"><draw:image xlink:href="../../odt/images/1011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Блок реализует вывод на график зависимости вектора <text:span text:style-name="T2">Y</text:span> (второй вход) от вектора <text:span text:style-name="T2">X</text:span> (первый вход).</text:p>
            <text:p text:style-name="Text_20_body">Блок предназначен для отображения текущих результатов моделирования в виде графика <text:span text:style-name="T1">Y(t,x), </text:span><text:span text:style-name="T5">реализующего после каждого шага интегрирования (расчета) построение кривой </text:span><text:span text:style-name="T1">y(t) = </text:span><text:span text:style-name="T5">f(x,</text:span><text:span text:style-name="T1">t</text:span><text:span text:style-name="T5">),</text:span><text:span text:style-name="T1"> </text:span><text:span text:style-name="T5">где </text:span><text:span text:style-name="T1">x – </text:span><text:span text:style-name="T5">вектор, содержащий независимые от времени </text:span><text:span text:style-name="T6">постоянные</text:span><text:span text:style-name="T5"> элементы.</text:span></text:p>
            <text:p text:style-name="Text_20_body"><text:span text:style-name="T5">Данный блок может быть использован для отображения результатов расчета в линейно распределенных динамических задачах, где, например, вектор х — вектор относительных пространственных координат в моделируемом объекте, а вектор-функция </text:span><text:span text:style-name="T1">y(t) </text:span><text:span text:style-name="T5">описывает нестационарное распределение какой-то физической величины в моделируемом объекте.</text:span></text:p>
            <text:p text:style-name="Text_20_body"><text:span text:style-name="T7">Свойства</text:span><text:span text:style-name="T5">:</text:span></text:p>
            <text:list xml:id="list3897913128336350325" text:style-name="L1">
              <text:list-item>
                <text:p text:style-name="P4"><text:span text:style-name="T5">Количество графиков — натуральное число </text:span><text:span text:style-name="T1">N. </text:span><text:span text:style-name="T5">Если введено, например, число 3, то блок будет иметь 6 входных портов: порты слева для ввода данных, которые соответствуют координатам по оси абсцисс, и порты снизу для ввода значений вектор-функций </text:span><text:span text:style-name="T1">y(t).</text:span></text:p>
              </text:list-item>
            </text:list>
            <text:p text:style-name="Text_20_body">Блок использует графическое окно, аналогичное блоку <text:span text:style-name="T3">Временной график</text:span><text:span text:style-name="T4">.</text:span></text:p>
            <text:p text:style-name="Text_20_body">Размерности входов должны совпадать.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График Y от X</dc:title>
    <dc:date>2012-03-30T16:07:53.37</dc:date>
    <meta:generator>OpenOffice_Beta/4.1.0$Win32 OpenOffice.org_project/410m14$Build-9760</meta:generator>
    <meta:editing-duration>PT2H15M41S</meta:editing-duration>
    <meta:editing-cycles>84</meta:editing-cycles>
    <meta:document-statistic meta:table-count="1" meta:image-count="2" meta:object-count="0" meta:page-count="1" meta:paragraph-count="13" meta:word-count="149" meta:character-count="1092"/>
  </office:meta>
</office:document-meta>
</file>